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CHE DE RÈGLEMENT</text:p>
      <text:p text:style-name="Standard">N° {d.paiement.numero}/FRI</text:p>
      <text:p text:style-name="Standard"></text:p>
      <text:p text:style-name="Standard">Dossier suivi par : {d.utilisateur.grade} <text:s/>{d.utilisateur.prenom} <text:s/>{d.utilisateur.nom}</text:p>
      <text:p text:style-name="Standard">Email: {d.utilisateur.mail}</text:p>
      <text:p text:style-name="Standard"></text:p>
      <text:p text:style-name="Standard">Destinataire : {d.sgami.intituleFicheReglement}</text:p>
      <text:p text:style-name="Standard"></text:p>
      <text:p text:style-name="Standard">PCE : {d.pce.pceNumerique}</text:p>
      <text:p text:style-name="Standard">Code marchandise : {d.pce.codeMarchandise}</text:p>
      <text:p text:style-name="Standard"></text:p>
      <text:p text:style-name="Standard">Montant à régler : {d.paiement.montantHT} € HT soit {d.paiement.montantTTC} € TTC</text:p>
      <text:p text:style-name="Standard"></text:p>
      <text:p text:style-name="Standard">BÉNÉFICIAIRE</text:p>
      <text:p text:style-name="Standard">{d.paiement.qualiteBeneficiaire} <text:s/>{d.paiement.identiteBeneficiaire}</text:p>
      <text:p text:style-name="Standard">SIRET : {d.paiement.siretOuRidet}</text:p>
      <text:p text:style-name="Standard">Adresse : {d.paiement.adresseBeneficiaire}</text:p>
      <text:p text:style-name="Standard"></text:p>
      <text:p text:style-name="Standard">RIB : {d.paiement.codeEtablissement} <text:s/>{d.paiement.codeGuichet} <text:s/>{d.paiement.numeroCompte} <text:s/>{d.paiement.cleRIB}</text:p>
      <text:p text:style-name="Standard"></text:p>
      <text:p text:style-name="Standard">Document généré le {d.dateGeneration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man CARRIERE</meta:initial-creator>
    <meta:creation-date>2025-09-11T22:23:11.462356000</meta:creation-date>
    <dc:date>2025-09-11T22:24:35.724094000</dc:date>
    <dc:creator>Roman CARRIERE</dc:creator>
    <meta:editing-duration>PT1M25S</meta:editing-duration>
    <meta:editing-cycles>1</meta:editing-cycles>
    <meta:document-statistic meta:table-count="0" meta:image-count="0" meta:object-count="0" meta:page-count="1" meta:paragraph-count="21" meta:word-count="54" meta:character-count="675" meta:non-whitespace-character-count="608"/>
    <meta:generator>LibreOffice/25.8.1.1$MacOSX_AARCH64 LibreOffice_project/54047653041915e595ad4e45cccea684809c77b5</meta:generator>
  </office:meta>
</office:document-meta>
</file>